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verta" svg:font-family="Averta"/>
    <style:font-face style:name="Averta1" svg:font-family="Averta, sans-serif"/>
    <style:font-face style:name="Lato" svg:font-family="Lato"/>
    <style:font-face style:name="Times New Roman1" svg:font-family="'Times New 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fo:font-weight="bold" officeooo:rsid="000a8c25" officeooo:paragraph-rsid="000a8c25" style:font-size-asian="12pt" style:font-weight-asian="bold" style:font-size-complex="12pt" style:font-weight-complex="bold"/>
    </style:style>
    <style:style style:name="P4" style:family="paragraph" style:parent-style-name="Standard">
      <style:text-properties style:font-name="Liberation Serif" fo:font-size="12pt" fo:font-weight="normal" officeooo:rsid="000769a3" officeooo:paragraph-rsid="000769a3" style:font-size-asian="12pt" style:font-weight-asian="normal" style:font-size-complex="12pt" style:font-weight-complex="normal"/>
    </style:style>
    <style:style style:name="P5" style:family="paragraph" style:parent-style-name="Standard">
      <style:text-properties style:font-name="Liberation Serif" fo:font-size="12pt" fo:font-weight="normal" officeooo:rsid="000896af" officeooo:paragraph-rsid="000896af"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rsid="000a8c25" officeooo:paragraph-rsid="000a8c25" style:font-size-asian="12pt" style:font-weight-asian="normal" style:font-size-complex="12pt" style:font-weight-complex="normal"/>
    </style:style>
    <style:style style:name="P7" style:family="paragraph" style:parent-style-name="Standard" style:list-style-name="L1">
      <style:text-properties style:font-name="Liberation Serif" fo:font-size="12pt" fo:font-weight="normal" officeooo:rsid="000a8c25" officeooo:paragraph-rsid="000a8c25"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0c6715" officeooo:paragraph-rsid="000c6715" style:font-size-asian="12pt" style:font-weight-asian="normal" style:font-size-complex="12pt" style:font-weight-complex="normal"/>
    </style:style>
    <style:style style:name="P9" style:family="paragraph" style:parent-style-name="Standard" style:list-style-name="L1">
      <style:text-properties style:font-name="Liberation Serif" fo:font-size="12pt" fo:font-weight="normal" officeooo:rsid="000c6715" officeooo:paragraph-rsid="000c6715" style:font-size-asian="12pt" style:font-weight-asian="normal" style:font-size-complex="12pt" style:font-weight-complex="normal"/>
    </style:style>
    <style:style style:name="P10" style:family="paragraph" style:parent-style-name="Standard" style:list-style-name="L2">
      <style:text-properties style:font-name="Liberation Serif" fo:font-size="12pt" fo:font-weight="normal" officeooo:rsid="000c6715" officeooo:paragraph-rsid="000c6715" style:font-size-asian="12pt" style:font-weight-asian="normal" style:font-size-complex="12pt" style:font-weight-complex="normal"/>
    </style:style>
    <style:style style:name="P11" style:family="paragraph" style:parent-style-name="Standard" style:list-style-name="L1">
      <style:text-properties style:font-name="Liberation Serif" fo:font-size="12pt" fo:font-weight="normal" officeooo:rsid="000a8c25" officeooo:paragraph-rsid="000a8c25" style:font-size-asian="12pt" style:font-size-complex="12pt"/>
    </style:style>
    <style:style style:name="P12" style:family="paragraph" style:parent-style-name="Standard" style:list-style-name="L1">
      <style:text-properties style:font-name="Liberation Serif" fo:font-size="12pt" fo:font-weight="normal" officeooo:paragraph-rsid="000a8c25" style:font-size-asian="12pt" style:font-size-complex="12pt"/>
    </style:style>
    <style:style style:name="P13" style:family="paragraph" style:parent-style-name="Standard" style:list-style-name="L1">
      <style:text-properties style:font-name="Liberation Serif" fo:font-size="12pt" fo:font-weight="normal" officeooo:paragraph-rsid="000a8c25"/>
    </style:style>
    <style:style style:name="P14" style:family="paragraph" style:parent-style-name="Standard">
      <loext:graphic-properties draw:fill="solid" draw:fill-color="#ffffff"/>
      <style:paragraph-properties fo:margin-top="0.494cm" fo:margin-bottom="0.494cm" loext:contextual-spacing="false" fo:line-height="100%" fo:background-color="#ffffff"/>
      <style:text-properties style:font-name="Liberation Serif" fo:font-size="12pt" style:font-size-asian="12pt" style:font-size-complex="12pt"/>
    </style:style>
    <style:style style:name="P15" style:family="paragraph" style:parent-style-name="Standard" style:list-style-name="WWNum1">
      <loext:graphic-properties draw:fill="solid" draw:fill-color="#ffffff"/>
      <style:paragraph-properties fo:margin-top="0.494cm" fo:margin-bottom="0.494cm" loext:contextual-spacing="false" fo:line-height="100%" fo:background-color="#ffffff"/>
      <style:text-properties style:font-name="Liberation Serif" fo:font-size="12pt" style:font-size-asian="12pt" style:font-size-complex="12pt"/>
    </style:style>
    <style:style style:name="P16" style:family="paragraph" style:parent-style-name="Standard" style:list-style-name="WWNum2">
      <loext:graphic-properties draw:fill="solid" draw:fill-color="#ffffff"/>
      <style:paragraph-properties fo:margin-top="0.494cm" fo:margin-bottom="0.494cm" loext:contextual-spacing="false" fo:line-height="100%" fo:background-color="#ffffff"/>
      <style:text-properties style:font-name="Liberation Serif" fo:font-size="12pt" style:font-size-asian="12pt" style:font-size-complex="12pt"/>
    </style:style>
    <style:style style:name="P17" style:family="paragraph" style:parent-style-name="Standard" style:list-style-name="WWNum3">
      <loext:graphic-properties draw:fill="solid" draw:fill-color="#ffffff"/>
      <style:paragraph-properties fo:margin-top="0.494cm" fo:margin-bottom="0.494cm" loext:contextual-spacing="false" fo:line-height="100%" fo:background-color="#ffffff" style:vertical-align="baseline"/>
      <style:text-properties style:font-name="Liberation Serif" fo:font-size="12pt" style:font-size-asian="12pt" style:font-size-complex="12pt"/>
    </style:style>
    <style:style style:name="P18" style:family="paragraph" style:parent-style-name="Standard" style:master-page-name="Standard">
      <style:paragraph-properties style:page-number="auto"/>
      <style:text-properties style:font-name="Liberation Serif" fo:font-size="12pt" fo:font-weight="bold" style:font-size-asian="12pt" style:font-weight-asian="bold" style:font-size-complex="12pt" style:font-weight-complex="bold"/>
    </style:style>
    <style:style style:name="P19" style:family="paragraph" style:parent-style-name="Normal_20__28_Web_29_">
      <style:paragraph-properties fo:margin-top="0cm" fo:margin-bottom="0cm" loext:contextual-spacing="false"/>
    </style:style>
    <style:style style:name="P20" style:family="paragraph" style:parent-style-name="Normal_20__28_Web_29_">
      <style:paragraph-properties fo:margin-top="0cm" fo:margin-bottom="0.212cm" loext:contextual-spacing="false"/>
      <style:text-properties style:font-name="Liberation Serif" fo:font-size="12pt" style:font-size-asian="12pt" style:font-size-complex="12pt"/>
    </style:style>
    <style:style style:name="T1" style:family="text">
      <style:text-properties fo:color="#343434" fo:font-size="12pt" fo:background-color="#ffffff" loext:char-shading-value="0" style:font-size-asian="12pt" style:font-name-complex="Arial" style:font-size-complex="12pt"/>
    </style:style>
    <style:style style:name="T2" style:family="text">
      <style:text-properties fo:color="#343434" fo:font-size="12pt" fo:font-weight="normal" fo:background-color="#ffffff" loext:char-shading-value="0" style:font-size-asian="12pt" style:font-weight-asian="normal" style:font-name-complex="Arial" style:font-size-complex="12pt"/>
    </style:style>
    <style:style style:name="T3" style:family="text">
      <style:text-properties fo:color="#343434" style:font-name="Liberation Serif" fo:font-size="12pt" fo:background-color="#ffffff" loext:char-shading-value="0" style:font-size-asian="12pt" style:font-name-complex="Arial" style:font-size-complex="12pt"/>
    </style:style>
    <style:style style:name="T4" style:family="text">
      <style:text-properties fo:color="#343434" style:font-name="Liberation Serif" fo:font-size="12pt" fo:font-weight="normal" fo:background-color="#ffffff" loext:char-shading-value="0" style:font-size-asian="12pt" style:font-weight-asian="normal" style:font-name-complex="Arial" style:font-size-complex="12pt"/>
    </style:style>
    <style:style style:name="T5" style:family="text">
      <style:text-properties fo:color="#343434" style:font-name="Liberation Serif" fo:background-color="#ffffff" loext:char-shading-value="0" style:font-name-complex="Arial"/>
    </style:style>
    <style:style style:name="T6" style:family="text">
      <style:text-properties fo:color="#343434" style:font-name="Liberation Serif" fo:font-weight="normal" fo:background-color="#ffffff" loext:char-shading-value="0" style:font-weight-asian="normal" style:font-name-complex="Arial"/>
    </style:style>
    <style:style style:name="T7" style:family="text">
      <style:text-properties fo:color="#343434" fo:background-color="#ffffff" loext:char-shading-value="0" style:font-name-complex="Arial"/>
    </style:style>
    <style:style style:name="T8" style:family="text">
      <style:text-properties fo:color="#343434" style:font-name-asian="Times New Roman2" style:language-asian="en" style:country-asian="IN" style:font-name-complex="Arial"/>
    </style:style>
    <style:style style:name="T9" style:family="text">
      <style:text-properties fo:color="#343434" fo:font-weight="bold" style:font-name-asian="Times New Roman2" style:language-asian="en" style:country-asian="IN" style:font-weight-asian="bold" style:font-name-complex="Arial" style:font-weight-complex="bold"/>
    </style:style>
    <style:style style:name="T10" style:family="text">
      <style:text-properties fo:font-size="12pt" fo:background-color="#ffffff" loext:char-shading-value="0" style:font-size-asian="12pt" style:font-size-complex="12pt"/>
    </style:style>
    <style:style style:name="T11" style:family="text">
      <style:text-properties fo:color="#303030" fo:font-size="12pt" style:font-size-asian="12pt" style:font-size-complex="12pt"/>
    </style:style>
    <style:style style:name="T12" style:family="text">
      <style:text-properties fo:color="#303030" fo:font-size="12pt" fo:font-weight="normal" style:font-size-asian="12pt" style:font-weight-asian="normal" style:font-size-complex="12pt" style:font-weight-complex="normal"/>
    </style:style>
    <style:style style:name="T13" style:family="text">
      <style:text-properties fo:color="#303030" fo:font-size="12pt" fo:font-weight="normal" style:font-size-asian="12pt" style:font-weight-asian="normal" style:font-size-complex="12pt" style:font-style-complex="italic" style:font-weight-complex="normal"/>
    </style:style>
    <style:style style:name="T14" style:family="text">
      <style:text-properties fo:color="#303030"/>
    </style:style>
    <style:style style:name="T15" style:family="text">
      <style:text-properties fo:color="#303030" style:font-name="Liberation Serif" fo:font-size="12pt" fo:font-weight="normal" style:font-size-asian="12pt" style:font-weight-asian="normal" style:font-size-complex="12pt" style:font-style-complex="italic" style:font-weight-complex="normal"/>
    </style:style>
    <style:style style:name="T16" style:family="text">
      <style:text-properties fo:color="#303030" style:font-name="Liberation Serif" fo:font-size="12pt" fo:font-weight="normal" style:font-size-asian="12pt" style:font-weight-asian="normal" style:font-size-complex="12pt" style:font-weight-complex="normal"/>
    </style:style>
    <style:style style:name="T17" style:family="text">
      <style:text-properties fo:color="#303030" style:font-name="Liberation Serif" fo:font-size="12pt" style:font-size-asian="12pt" style:font-size-complex="12pt"/>
    </style:style>
    <style:style style:name="T18" style:family="text">
      <style:text-properties fo:color="#303030" style:font-name="Liberation Serif" fo:font-weight="normal" style:font-weight-asian="normal" style:font-style-complex="italic" style:font-weight-complex="normal"/>
    </style:style>
    <style:style style:name="T19" style:family="text">
      <style:text-properties fo:color="#303030" style:font-name="Liberation Serif" fo:font-weight="normal" style:font-weight-asian="normal" style:font-weight-complex="normal"/>
    </style:style>
    <style:style style:name="T20" style:family="text">
      <style:text-properties fo:color="#303030" style:font-name="Liberation Serif"/>
    </style:style>
    <style:style style:name="T21" style:family="text">
      <style:text-properties fo:color="#303030" fo:font-weight="normal" officeooo:rsid="000769a3" style:font-weight-asian="normal" style:font-weight-complex="normal"/>
    </style:style>
    <style:style style:name="T22" style:family="text">
      <style:text-properties officeooo:rsid="000769a3"/>
    </style:style>
    <style:style style:name="T23" style:family="text">
      <style:text-properties fo:font-weight="bold" style:font-name-asian="Times New Roman2" style:language-asian="en" style:country-asian="IN" style:font-weight-asian="bold" style:font-name-complex="Times New Roman2" style:font-weight-complex="bold"/>
    </style:style>
    <style:style style:name="T24" style:family="text">
      <style:text-properties style:font-name="Liberation Serif" fo:font-size="12pt" fo:background-color="#ffffff" loext:char-shading-value="0" style:font-size-asian="12pt" style:font-size-complex="12pt"/>
    </style:style>
    <style:style style:name="T25" style:family="text">
      <style:text-properties style:font-name="Liberation Serif" fo:background-color="#ffffff" loext:char-shading-value="0"/>
    </style:style>
    <style:style style:name="T26" style:family="text">
      <style:text-properties fo:background-color="#ffffff" loext:char-shading-value="0"/>
    </style:style>
    <style:style style:name="T27" style:family="text">
      <style:text-properties style:font-name-asian="Times New Roman2" style:language-asian="en" style:country-asian="IN" style:font-name-complex="Times New Roman2"/>
    </style:style>
    <style:style style:name="T28" style:family="text">
      <style:text-properties officeooo:rsid="000896af"/>
    </style:style>
    <style:style style:name="T29"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fo:letter-spacing="normal" fo:font-style="normal" style:text-underline-style="none" officeooo:rsid="000a8c25" style:text-blinking="false" fo:background-color="transparent" loext:char-shading-value="0"/>
    </style:style>
    <style:style style:name="T31" style:family="text">
      <style:text-properties fo:font-variant="normal" fo:text-transform="none" fo:color="#000000" style:text-line-through-style="none" style:text-line-through-type="none" fo:letter-spacing="normal" fo:font-style="normal" style:text-underline-style="none" officeooo:rsid="000c6715" style:text-blinking="false" fo:background-color="transparent" loext:char-shading-value="0"/>
    </style:style>
    <style:style style:name="T32" style:family="text">
      <style:text-properties fo:font-variant="normal" fo:text-transform="none" fo:color="#000000" fo:letter-spacing="normal" fo:font-style="normal"/>
    </style:style>
    <style:style style:name="T33" style:family="text">
      <style:text-properties fo:font-variant="normal" fo:text-transform="none" fo:color="#000000" fo:letter-spacing="normal" fo:font-style="normal" officeooo:rsid="000a8c25"/>
    </style:style>
    <style:style style:name="T34" style:family="text">
      <style:text-properties fo:font-variant="normal" fo:text-transform="none" fo:color="#000000" fo:letter-spacing="normal" fo:font-style="normal" style:font-size-asian="12pt" style:font-size-complex="12pt"/>
    </style:style>
    <style:style style:name="T35" style:family="text">
      <style:text-properties officeooo:rsid="000a8c25"/>
    </style:style>
    <style:style style:name="T36" style:family="text">
      <style:text-properties officeooo:rsid="000a8c25" style:font-size-asian="12pt" style:font-weight-asian="normal" style:font-size-complex="12pt" style:font-weight-complex="normal"/>
    </style:style>
    <style:style style:name="T37" style:family="text">
      <style:text-properties officeooo:rsid="000a8c25"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7">1.What is performance Testing?</text:span></text:p>
      <text:p text:style-name="P1"><text:span text:style-name="T7">Performance Testing is a type of testing to ensure software applications will perform well under their expected workload or how it runs under particular load.  A software application's performance like its response time, reliability, resource usage and scalability do matter. The goal of Performance Testing is not to find bugs but to eliminate performance bottlenecks.</text:span></text:p>
      <text:p text:style-name="P14"><text:span text:style-name="T8">The focus of Performance Testing is checking a software program's</text:span></text:p>
      <text:list xml:id="list2167221765582919793" text:style-name="WWNum1">
        <text:list-item>
          <text:p text:style-name="P15"><text:span text:style-name="T8">Speed - Determines whether the application responds quickly</text:span></text:p>
        </text:list-item>
        <text:list-item>
          <text:p text:style-name="P15"><text:span text:style-name="T8">Scalability - Determines maximum user load the software application can handle.</text:span></text:p>
        </text:list-item>
        <text:list-item>
          <text:p text:style-name="P15"><text:span text:style-name="T8">Stability - Determines if the application is stable under varying loads</text:span></text:p>
        </text:list-item>
      </text:list>
      <text:p text:style-name="P2">2.Types of Performance Testing?</text:p>
      <text:list xml:id="list5608586264787251004" text:style-name="WWNum2">
        <text:list-item>
          <text:p text:style-name="P16"><text:span text:style-name="T9">Load testing -</text:span><text:span text:style-name="T8"> checks the application's ability to perform under anticipated user loads. The objective is to identify performance bottlenecks before the software application goes live.</text:span></text:p>
        </text:list-item>
        <text:list-item>
          <text:p text:style-name="P16"><text:span text:style-name="T9">Stress testing -</text:span><text:span text:style-name="T8"> involves testing an application under extreme workloads to see how it handles high traffic or data processing. The objective is to identify breaking point of an application.</text:span></text:p>
        </text:list-item>
        <text:list-item>
          <text:p text:style-name="P16"><text:span text:style-name="T9">Endurance testing -</text:span><text:span text:style-name="T8"> is done to make sure the software can handle the expected load over a long period of time.</text:span></text:p>
        </text:list-item>
        <text:list-item>
          <text:p text:style-name="P16"><text:span text:style-name="T9">Spike testing -</text:span><text:span text:style-name="T8"> tests the software's reaction to sudden large spikes in the load generated by users.</text:span></text:p>
        </text:list-item>
        <text:list-item>
          <text:p text:style-name="P16"><text:span text:style-name="T9">Volume testing</text:span><text:span text:style-name="T8"> - Under Volume Testing large number of <text:s/>Data is populated in database and the overall software system's behavior is monitored. The objective is to check software application's performance under varying database volumes.</text:span></text:p>
        </text:list-item>
        <text:list-item>
          <text:p text:style-name="P16"><text:span text:style-name="T9">Scalability testing </text:span><text:span text:style-name="T8">- The objective of scalability testing is to determine the software application's effectiveness in "scaling up" to support an increase in user load. It helps plan capacity addition to your software system.</text:span></text:p>
        </text:list-item>
      </text:list>
      <text:p text:style-name="P2">3.What is Jmeter?</text:p>
      <text:p text:style-name="Standard"><text:span text:style-name="T3">The </text:span><text:span text:style-name="Strong"><text:span text:style-name="T4">Apache Jmeter is a pure java open source</text:span></text:span><text:span text:style-name="T3"> which was first developed by Stefano Mazzocchi of the Apache software Foundation, designed to load test functional behavior and measure performance. We can use JMeter to analyze and measure the performance of web application or a variety of services JMeter originally is used for testing Web Application or FTP application. Nowadays, it is used for a functional test, database server test etc.</text:span><text:span text:style-name="T24"> JMeter can also simulate a heavy load on a server by creating tons of virtual concurrent users to web server.</text:span></text:p>
      <text:p text:style-name="P2"><text:soft-page-break/><text:span text:style-name="T26"><text:s/>Advantages of Jmeter:</text:span></text:p>
      <text:list xml:id="list7832442383054553865" text:style-name="WWNum3">
        <text:list-item>
          <text:p text:style-name="P17"><text:span text:style-name="T23">Open Source:</text:span><text:span text:style-name="T27"> JMeter is an open source software. This means that it can be downloaded free of cost. It is also a 100% pure Java application. The developer can use its source code, can modify and customize it as per their requirement. They can also contribute their code to make a better JMeter.</text:span></text:p>
        </text:list-item>
        <text:list-item>
          <text:p text:style-name="P17"><text:span text:style-name="T23">Ease of Use</text:span><text:span text:style-name="T27">: The user can install and use JMeter easily. Just download it from internet, install and run. As a pure Java desktop application, it comes ready to use with default settings. It does not require you to have any specific skills or domain knowledge to use it.</text:span></text:p>
        </text:list-item>
        <text:list-item>
          <text:p text:style-name="P17"><text:span text:style-name="T23">Platform independent</text:span><text:span text:style-name="T27">: JMeter is developed in Java, which is the most popular programming language in the world. Therefore, it can run in any OS be it Window, Linux or Mac.</text:span></text:p>
        </text:list-item>
        <text:list-item>
          <text:p text:style-name="P17"><text:span text:style-name="T23">Robust Reporting</text:span><text:span text:style-name="T27">: JMeter can generate the effective reporting. The test result can be visualized by using Graph, Chart, and Tree View. JMeter supports different formats for reporting like text, XML, HTML and JSON.</text:span></text:p>
        </text:list-item>
        <text:list-item>
          <text:p text:style-name="P17"><text:span text:style-name="T23">Ultimate Testing</text:span><text:span text:style-name="T27">: With JMeter, user can do any kind of testing they want. Load Test, Stress Test, Functional Test, Distributed Test, all in one tool.</text:span></text:p>
        </text:list-item>
        <text:list-item>
          <text:p text:style-name="P17"><text:span text:style-name="T23">Flexibility</text:span><text:span text:style-name="T27">: You can customize JMeter as per your requirement and apply the automation testing to JMeter. You can save the effort of executing test cases manually.</text:span></text:p>
        </text:list-item>
        <text:list-item>
          <text:p text:style-name="P17"><text:span text:style-name="T23">Multi Protocol Support: </text:span><text:span text:style-name="T27">JMeter supports several protocols like HTTP, FTP, SOAP, JDBC. It can also be used for testing the performance of your database.</text:span></text:p>
        </text:list-item>
      </text:list>
      <text:p text:style-name="P1"><text:span text:style-name="T14">What is Thread Group?</text:span></text:p>
      <text:p text:style-name="P1"><text:span text:style-name="T14">A  Thread Group is a set of threads executing the same scenario. Set the number of iterations in the configuration. Thread behaviour is defined according to ramp up and destroyed once the number </text:span><text:span text:style-name="T21">of iterations per thread has elapsed.</text:span></text:p>
      <text:p text:style-name="P19"><text:span text:style-name="Strong"><text:span text:style-name="T15">Thread Group Elements</text:span></text:span><text:span text:style-name="Emphasis"><text:span text:style-name="T16"> </text:span></text:span><text:span text:style-name="T17">are the initial steps of the Jmeter Test Plan. A number of threads(users) can be defined in a Thread Group. Each thread simulates a real user requesting to the server under a test.</text:span></text:p>
      <text:p text:style-name="P20"><text:span text:style-name="T14">If you set the number of threads as 20; JMeter will create and simulate 20 virtual users during the load test. </text:span></text:p>
      <text:p text:style-name="P2">5.<text:span text:style-name="T22">Different Types of Listener:</text:span></text:p>
      <text:p text:style-name="P4"><text:span text:style-name="T35">1. </text:span>View Result <text:span text:style-name="T28">Tree:</text:span></text:p>
      <text:p text:style-name="P5">It displays samples that the jmeter samplers generate,and the assertion results that are related to there samples.this listener displays the sampler in the order they are generated by the Jmeter script,and provides parameter and data for each of them.</text:p>
      <text:p text:style-name="P6">View result tree provides the request parameters,response parameters and response data.</text:p>
      <text:p text:style-name="P6"><text:soft-page-break/>Sampler result contains the response code,headers,cookies and information about time.</text:p>
      <text:p text:style-name="P4"><text:span text:style-name="T35">2. </text:span>view Result in Table:</text:p>
      <text:p text:style-name="P5">It displays <text:s/>information about each sampler in the form of a table.Table shows time related data for each sample,the payload data,the thread number and sample execution result.Results in the table are in the order of time samples were issued.The listener is useful for getting a quick estimation of behaviour of the system under test.</text:p>
      <text:p text:style-name="P4"><text:span text:style-name="T35">3. </text:span>Response time Graph:</text:p>
      <text:p text:style-name="P6">It plots a graph of samples responses time over the course of the test <text:s/>is the response time graph.This listener is able to plot a graph either for all samples or for selected ones.</text:p>
      <text:p text:style-name="P4"><text:span text:style-name="T35">4. </text:span>Assertion Result :</text:p>
      <text:p text:style-name="P6">The Assertion Result listener displays of all the assertion in its scope.This listener displays the sample as they go and failed assertions for related samples,if there are any passed assertions are not shown.</text:p>
      <text:p text:style-name="P6">5. Aggregrate Graphs:</text:p>
      <text:p text:style-name="P6">Aggregrate graph is similar to the aggregrate report,only in addition to aggregrate data table,it plots a bar chart for the response time metris for each sample.</text:p>
      <text:p text:style-name="P3">6.Steps:</text:p>
      <text:list xml:id="list49511267262177709" text:style-name="L1">
        <text:list-item>
          <text:p text:style-name="P9">Installed jmeter.</text:p>
        </text:list-item>
        <text:list-item>
          <text:p text:style-name="P7">There will be test plan right click on that add thread group set the no. Of users for testing after that again click on add select logic controller and in that select Recording controller.again click on test plan right click add non test element add https Test Script Recorder.</text:p>
        </text:list-item>
        <text:list-item>
          <text:p text:style-name="P7">Open mozilla firefox add certificate of jmeter in authorities and set the proxy settings and add the port no. Which you are using. </text:p>
        </text:list-item>
        <text:list-item>
          <text:p text:style-name="P13"><text:span text:style-name="T36">Again open mopzilla firefox hit url </text:span><text:a xlink:type="simple" xlink:href="http://accounts-dev.nfhs.org/" text:style-name="Internet_20_link" text:visited-style-name="Visited_20_Internet_20_Link"><text:span text:style-name="T34">http://accounts-dev.nfhs.org</text:span></text:a></text:p>
        </text:list-item>
        <text:list-item>
          <text:p text:style-name="P12"><text:span text:style-name="T33">enter username as </text:span><text:bookmark text:name="docs-internal-guid-e40b30ba-7fff-9839-0ee2-89bc5e9a37a8"/><text:span text:style-name="T29">ameyk_1</text:span><text:span text:style-name="T30"> and password as </text:span><text:bookmark text:name="docs-internal-guid-621cbe8b-7fff-0b52-c709-105de3984855"/><text:span text:style-name="T30">amey123#.</text:span></text:p>
        </text:list-item>
        <text:list-item>
          <text:p text:style-name="P11"><text:span text:style-name="T29">After that go to your jmeter <text:s/>stop the recording,there will be recorded script.</text:span></text:p>
        </text:list-item>
        <text:list-item>
          <text:p text:style-name="P11"><text:span text:style-name="T29">Add </text:span><text:span text:style-name="T31">llistener as </text:span><text:span text:style-name="T29">View Result Tree it will display the sampler in order as they are generated in the Jmeter script.</text:span><text:span text:style-name="T31">Start the view result tree it will give us a unauthorized as error because I can’t validate sign in.For regular expression follow the below steps</text:span></text:p>
        </text:list-item>
      </text:list>
      <text:list xml:id="list7240543389981149253" text:style-name="L2">
        <text:list-item>
          <text:p text:style-name="P10">Go to sign in in view result tree there will be one token in response body collect that name.</text:p>
        </text:list-item>
        <text:list-item>
          <text:p text:style-name="P10"><text:soft-page-break/>And in recorder side add post processors as Regular expression extractor in sign in.</text:p>
        </text:list-item>
        <text:list-item>
          <text:p text:style-name="P10">In regular expression Extractor write the var name as ‘token’ regular expression as token= </text:p>
        </text:list-item>
        <text:list-item>
          <text:p text:style-name="P10">‘(.+?)’,in template ‘$1$’ and in match no. ‘1’.</text:p>
        </text:list-item>
        <text:list-item>
          <text:p text:style-name="P10">In sign in add token in http header manager in csrf token as ‘var token’.</text:p>
        </text:list-item>
        <text:list-item>
          <text:p text:style-name="P10">In api validate in http header manager set the var name as ${token}.</text:p>
        </text:list-item>
      </text:list>
      <text:p text:style-name="P8">8)<text:tab/>Clear the view result tree and again run.</text:p>
      <text:p text:style-name="P1"/>
      <text:p text:style-name="P2">7.Why do we need to do performance testing?</text:p>
      <text:p text:style-name="P1"><text:span text:style-name="T7">Performance Testing is done to provide stakeholders with information about their application regarding speed, stability and scalability. More importantly, Performance Testing uncovers what needs to be improved before the product goes to market. Without Performance Testing, software is likely to suffer from issues such as: running slow while several users use it simultaneously, inconsistencies across different operating systems and poor usability. Performance testing will determine whether or not their software meets speed, scalability and stability requirements under expected workloads. Applications sent to market with poor performance metrics due to non existent or poor performance testing are likely to gain a bad reputation and fail to meet expected sales goa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verta" svg:font-family="Averta"/>
    <style:font-face style:name="Averta1" svg:font-family="Averta, sans-serif"/>
    <style:font-face style:name="Lato" svg:font-family="Lato"/>
    <style:font-face style:name="Times New Roman1" svg:font-family="'Times New 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IN"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2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meta:editing-cycles>
    <meta:creation-date>2018-10-22T17:29:00</meta:creation-date>
    <dc:date>2018-10-23T14:43:36.430507619</dc:date>
    <meta:editing-duration>PT56M44S</meta:editing-duration>
    <meta:generator>LibreOffice/5.1.6.2$Linux_X86_64 LibreOffice_project/10m0$Build-2</meta:generator>
    <meta:document-statistic meta:table-count="0" meta:image-count="0" meta:object-count="0" meta:page-count="4" meta:paragraph-count="57" meta:word-count="1319" meta:character-count="8002" meta:non-whitespace-character-count="67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